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D80000022225468C1096712C25.jpg" manifest:media-type="image/jpeg"/>
  <manifest:file-entry manifest:full-path="style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fo:min-height="17.725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style:text-position="33% 58%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Citações em Documentos</text:span><text:line-break/></text:p>
          </draw:text-box>
        </draw:frame>
        <draw:frame presentation:style-name="pr2" draw:text-style-name="P2" draw:layer="layout" svg:width="25.199cm" svg:height="21.523cm" svg:x="1.4cm" svg:y="0.242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<text:span text:style-name="T1">CONTEÚDO:</text:span></text:p>
            <text:p text:style-name="P1"/>
            <text:p text:style-name="P1"><text:s text:c="5"/>Sistema de chamada;</text:p>
            <text:p text:style-name="P1"><text:s text:c="11"/>Citação direta ou indireta;</text:p>
            <text:p text:style-name="P1"><text:s/>Citação de autores;</text:p>
            <text:p text:style-name="P1"><text:s text:c="2"/>Outras citações; <text:s text:c="5"/></text:p>
            <text:p text:style-name="P1"><text:s text:c="3"/>Notas de referência;</text:p>
            <text:p text:style-name="P1">Notas explicativas.</text:p>
            <text:p text:style-name="P1"/>
            <text:p text:style-name="P1"/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9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1">Sistema de chamada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Sistema numérico;</text:span></text:p>
                <text:p text:style-name="P4"><text:span text:style-name="T2">feita por uma numeração única e consecutiva, em algarismos <text:s/>arábicos, remetendo à lista de referências ao final do trabalho.</text:span></text:p>
              </text:list-item>
              <text:list-item>
                <text:p text:style-name="P4"><text:span text:style-name="T2">Diz Rui Barbosa: "Tudo é viver, previvendo.” (15)</text:span></text:p>
              </text:list-item>
              <text:list-item>
                <text:p text:style-name="P4"><text:span text:style-name="T2">Diz Rui Barbosa: "Tudo é viver, previvendo."</text:span><text:span text:style-name="T3">15</text:span></text:p>
              </text:list-item>
              <text:list-item>
                <text:p text:style-name="P4"><text:span text:style-name="T1">Autor-data;</text:span></text:p>
                <text:p text:style-name="P4"><text:span text:style-name="T2">Pelo sobrenome do autor seguido da data de publicação do documento e da(s) página(s) da citação.</text:span></text:p>
              </text:list-item>
              <text:list-item>
                <text:p text:style-name="P4"><text:span text:style-name="T2">A chamada “pandectística havia sido a forma particular pela qual o direito romano fora integrado no século XIX na Alemanha em particular.” (LOPES, 2000, p. 225).</text:span></text:p>
              </text:list-item>
            </text:list>
          </draw:text-box>
        </draw:frame>
        <draw:frame draw:style-name="gr2" draw:text-style-name="P5" draw:layer="layout" svg:width="1.999cm" svg:height="0.999cm" svg:x="18.8cm" svg:y="13.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5" draw:layer="layout" svg:width="1.999cm" svg:height="0.999cm" svg:x="13.138cm" svg:y="10.12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1">Citação direta e indiret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Citação direta ou textual;</text:span></text:p>
                <text:p><text:span text:style-name="T2">Transcriçõa fiel de palavras ou trechos de um texto, deve aparecer entre aspas duplas;</text:span></text:p>
              </text:list-item>
              <text:list-item>
                <text:p><text:span text:style-name="T2"><text:s/></text:span><text:span text:style-name="T2">De acordo com Freitas (2002, p. 75) “os indivíduos representam a realidade a partir das condições em que vivem e das relações que estabelecem uns com os outros.” 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1">Citação direta e indiret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1">Citação direta com mais de três linhas;</text:span></text:p>
                <text:p><text:span text:style-name="T2">Destacada com um recuo de 4cm da margem esquerda, letra menor que a do texto e sem aspas.</text:span></text:p>
              </text:list-item>
              <text:list-item>
                <text:p><text:span text:style-name="T2"><text:s text:c="4"/></text:span><text:span text:style-name="T2">A teleconferência permite ao indivíduo participar de um encontro <text:s text:c="8"/>nacional ou regional sem a necessidade de deixar seu local de <text:s text:c="10"/>origem. Tipos comuns de teleconferência <text:s/>incluem o uso da <text:s text:c="16"/>televisão, telefone, e computador. Através de áudio-conferência, <text:s text:c="8"/>utilizando a companhia <text:s/>local <text:s/>de <text:s/>telefone, um sinal de áudio pode <text:s text:c="4"/>ser emitido em um salão de qualquer dimensão. (NICHOLS, 1993, <text:s text:c="5"/>p. 181)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1">Citação direta e indiret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1">Citação com omissão de parte do texto;</text:span></text:p>
                <text:p><text:span text:style-name="T2">Utiliza-se suspensões, interpolações, acréscimos ou comentários.</text:span></text:p>
              </text:list-item>
              <text:list-item>
                <text:p><text:span text:style-name="T2">De acordo com Bruno (2001, <text:s/>p. <text:s/>112) "[...] a citação deve reproduzir <text:s/>o <text:s/>fraseado, a ortografia e a pontuação interna da fonte original, mesmo quando a fonte contém erros." </text:span></text:p>
              </text:list-item>
              <text:list-item>
                <text:p><text:span text:style-name="T2">Desse modo, “[...] esse modelo funcionou [e ainda funciona] como critério e medida para entendermos a vida familiar brasileira ao longo do tempo.” (SAMARA, 2002, p. 28)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1">Citação direta ou indiret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Destaque do autor do texto;</text:span></text:p>
                <text:p><text:span text:style-name="T2">Destaque de parte de uma citação com negrito ou itálico, usando grifo nosso entre parênteses.</text:span></text:p>
              </text:list-item>
              <text:list-item>
                <text:p><text:span text:style-name="T2">“</text:span><text:span text:style-name="T2">[...] para que não tenha lugar a </text:span><text:span text:style-name="T4">producção de degenerados</text:span><text:span text:style-name="T2">, quer physicos quer moraes, misérias, verdadeiras ameaças à sociedade.” (SOUTO, 1916, p. 46, grifo nosso).</text:span></text:p>
              </text:list-item>
              <text:list-item>
                <text:p><text:span text:style-name="T1">Destaque do autor consultado;</text:span></text:p>
                <text:p><text:span text:style-name="T5">Caso o destaque já faça parte da obra consultada, usa-se grifo do autor.</text:span></text:p>
              </text:list-item>
              <text:list-item>
                <text:p><text:span text:style-name="T5">“</text:span><text:span text:style-name="T5">[...] desejo de criar uma literatura </text:span><text:span text:style-name="T6">independente</text:span><text:span text:style-name="T5">, </text:span><text:span text:style-name="T6">diversa</text:span><text:span text:style-name="T5">, de vez que, aparecendo o classicismo como manifestação de passado colonial [...]” (CANDIDO, 1993, v. 2, p. 12, grifo do autor)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1">Citação direta ou indiret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1">Citação indireta;</text:span></text:p>
                <text:p><text:span text:style-name="T2">Conceitos do autor consultado descritos com as palavras do redator.</text:span></text:p>
              </text:list-item>
              <text:list-item>
                <text:p><text:span text:style-name="T2">O processo de globalização, ao contrário de como se apresenta, poderia </text:span><text:span text:style-name="T2">ser um fator redutivo da chamada "fratura social" operando para que as </text:span><text:span text:style-name="T2">populações carentes tivessem acesso a computadores, Internet e à </text:span><text:span text:style-name="T2">maioria dos recursos <text:s/>informacionais (LEVISKY, 2001). </text:span></text:p>
              </text:list-item>
              <text:list-item>
                <text:p><text:span text:style-name="T1">Citação de citação;</text:span></text:p>
                <text:p><text:span text:style-name="T7">Citação direta ou indireta de um texto em que não se teve acesso</text:span><text:span text:style-name="T2"> ao </text:span><text:span text:style-name="T2">documento original usando a expressão “apud”(citado por).</text:span></text:p>
              </text:list-item>
              <text:list-item>
                <text:p><text:span text:style-name="T2">“</text:span><text:span text:style-name="T2">As partes e as peças são produzidas em vários países em que possuem </text:span><text:span text:style-name="T2">vantagens competitivas para abraçar a mão de obra requerida” </text:span><text:span text:style-name="T2">(LACERDA, 1998, P. 27, apud MARIANO, 2005, P. 89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Citação de aut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 um autor;</text:p>
              </text:list-item>
              <text:list-item>
                <text:p>Com dois ou três autores;</text:p>
              </text:list-item>
              <text:list-item>
                <text:p>Com mais de três autores;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Citação de aut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 vários autores à mesma ideia;</text:p>
              </text:list-item>
              <text:list-item>
                <text:p>Autores com o mesmo sobrenome;</text:p>
              </text:list-item>
              <text:list-item>
                <text:p>Mesmo autor com datas de publicações diferente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Citação de aut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smo autor com mesmas datas de publicação;</text:p>
              </text:list-item>
              <text:list-item>
                <text:p>Autor é uma entidade coletiva;</text:p>
              </text:list-item>
              <text:list-item>
                <text:p>Sem indicação de autoria ou responsabilidad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Outras citaç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poimento ou entrevista;</text:p>
              </text:list-item>
              <text:list-item>
                <text:p>Canais informais(aula, conferência, e-mail, etc);</text:p>
              </text:list-item>
              <text:list-item>
                <text:p>Obras antigas e reeditada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Outras citaç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balhos em vias de publicação;</text:p>
              </text:list-item>
              <text:list-item>
                <text:p>Homepage ou web site;</text:p>
              </text:list-item>
              <text:list-item>
                <text:p>Obras Clássicas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Notas de referênci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Notas explicativa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2D80000022225468C1096712C2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5:25:14.088004410</meta:creation-date>
    <dc:date>2017-03-16T20:35:26.662010432</dc:date>
    <meta:editing-duration>PT3H44M59S</meta:editing-duration>
    <meta:editing-cycles>13</meta:editing-cycles>
    <meta:generator>LibreOffice/5.1.4.2$Linux_x86 LibreOffice_project/10m0$Build-2</meta:generator>
    <meta:document-statistic meta:object-count="79"/>
  </office:meta>
</office:document-meta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